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Matyas Function = a*x^2 + b*y^2 +c*x*y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Default" office:value-type="float" office:value="-0.48" calcext:value-type="float">
            <text:p>-0.4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rand_delta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f_plus_delta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.0000</text:p>
          </table:table-cell>
          <table:table-cell table:formula="of:=[.$C$5]*[.B11]^2+[.$C$6]*[.C11]^2+[.$C$7]*[.B11]*[.C11]" office:value-type="float" office:value="0.16" calcext:value-type="float">
            <text:p>0.1600</text:p>
          </table:table-cell>
          <table:table-cell table:formula="of:=RANDBETWEEN(-[.$C$8]*[.D11]*100;[.$C$8]*[.D11]*100)/100" office:value-type="float" office:value="-0.02" calcext:value-type="float">
            <text:p>-0.0200</text:p>
          </table:table-cell>
          <table:table-cell table:formula="of:=[.D11]+[.E11]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float" office:value="-1" calcext:value-type="float">
            <text:p>-1.0000</text:p>
          </table:table-cell>
          <table:table-cell office:value-type="float" office:value="-2" calcext:value-type="float">
            <text:p>-2.0000</text:p>
          </table:table-cell>
          <table:table-cell table:formula="of:=[.$C$5]*[.B12]^2+[.$C$6]*[.C12]^2+[.$C$7]*[.B12]*[.C12]" office:value-type="float" office:value="0.34" calcext:value-type="float">
            <text:p>0.3400</text:p>
          </table:table-cell>
          <table:table-cell table:formula="of:=RANDBETWEEN(-[.$C$8]*[.D12]*100;[.$C$8]*[.D12]*100)/100" office:value-type="float" office:value="0.01" calcext:value-type="float">
            <text:p>0.0100</text:p>
          </table:table-cell>
          <table:table-cell table:formula="of:=[.D12]+[.E12]" office:value-type="float" office:value="0.35" calcext:value-type="float">
            <text:p>0.3500</text:p>
          </table:table-cell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-2" calcext:value-type="float">
            <text:p>-2.0000</text:p>
          </table:table-cell>
          <table:table-cell table:formula="of:=[.$C$5]*[.B13]^2+[.$C$6]*[.C13]^2+[.$C$7]*[.B13]*[.C13]" office:value-type="float" office:value="1.04" calcext:value-type="float">
            <text:p>1.0400</text:p>
          </table:table-cell>
          <table:table-cell table:formula="of:=RANDBETWEEN(-[.$C$8]*[.D13]*100;[.$C$8]*[.D13]*100)/100" office:value-type="float" office:value="-0.1" calcext:value-type="float">
            <text:p>-0.1000</text:p>
          </table:table-cell>
          <table:table-cell table:formula="of:=[.D13]+[.E13]" office:value-type="float" office:value="0.94" calcext:value-type="float">
            <text:p>0.9400</text:p>
          </table:table-cell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office:value-type="float" office:value="-2" calcext:value-type="float">
            <text:p>-2.0000</text:p>
          </table:table-cell>
          <table:table-cell table:formula="of:=[.$C$5]*[.B14]^2+[.$C$6]*[.C14]^2+[.$C$7]*[.B14]*[.C14]" office:value-type="float" office:value="2.26" calcext:value-type="float">
            <text:p>2.2600</text:p>
          </table:table-cell>
          <table:table-cell table:formula="of:=RANDBETWEEN(-[.$C$8]*[.D14]*100;[.$C$8]*[.D14]*100)/100" office:value-type="float" office:value="-0.28" calcext:value-type="float">
            <text:p>-0.2800</text:p>
          </table:table-cell>
          <table:table-cell table:formula="of:=[.D14]+[.E14]" office:value-type="float" office:value="1.98" calcext:value-type="float">
            <text:p>1.9800</text:p>
          </table:table-cell>
        </table:table-row>
        <table:table-row table:style-name="ro1">
          <table:table-cell/>
          <table:table-cell office:value-type="float" office:value="2" calcext:value-type="float">
            <text:p>2.0000</text:p>
          </table:table-cell>
          <table:table-cell office:value-type="float" office:value="-2" calcext:value-type="float">
            <text:p>-2.0000</text:p>
          </table:table-cell>
          <table:table-cell table:formula="of:=[.$C$5]*[.B15]^2+[.$C$6]*[.C15]^2+[.$C$7]*[.B15]*[.C15]" office:value-type="float" office:value="4" calcext:value-type="float">
            <text:p>4.0000</text:p>
          </table:table-cell>
          <table:table-cell table:formula="of:=RANDBETWEEN(-[.$C$8]*[.D15]*100;[.$C$8]*[.D15]*100)/100" office:value-type="float" office:value="-0.66" calcext:value-type="float">
            <text:p>-0.6600</text:p>
          </table:table-cell>
          <table:table-cell table:formula="of:=[.D15]+[.E15]" office:value-type="float" office:value="3.34" calcext:value-type="float">
            <text:p>3.3400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.0000</text:p>
          </table:table-cell>
          <table:table-cell table:formula="of:=[.$C$5]*[.B16]^2+[.$C$6]*[.C16]^2+[.$C$7]*[.B16]*[.C16]" office:value-type="float" office:value="0.16" calcext:value-type="float">
            <text:p>0.1600</text:p>
          </table:table-cell>
          <table:table-cell table:formula="of:=RANDBETWEEN(-[.$C$8]*[.D16]*100;[.$C$8]*[.D16]*100)/100" office:value-type="float" office:value="-0.02" calcext:value-type="float">
            <text:p>-0.0200</text:p>
          </table:table-cell>
          <table:table-cell table:formula="of:=[.D16]+[.E16]" office:value-type="float" office:value="0.14" calcext:value-type="float">
            <text:p>0.1400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.0000</text:p>
          </table:table-cell>
          <table:table-cell table:formula="of:=[.$C$5]*[.B17]^2+[.$C$6]*[.C17]^2+[.$C$7]*[.B17]*[.C17]" office:value-type="float" office:value="0.04" calcext:value-type="float">
            <text:p>0.0400</text:p>
          </table:table-cell>
          <table:table-cell table:formula="of:=RANDBETWEEN(-[.$C$8]*[.D17]*100;[.$C$8]*[.D17]*100)/100" office:value-type="float" office:value="0.01" calcext:value-type="float">
            <text:p>0.0100</text:p>
          </table:table-cell>
          <table:table-cell table:formula="of:=[.D17]+[.E17]" office:value-type="float" office:value="0.05" calcext:value-type="float">
            <text:p>0.0500</text:p>
          </table:table-cell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formula="of:=[.$C$5]*[.B18]^2+[.$C$6]*[.C18]^2+[.$C$7]*[.B18]*[.C18]" office:value-type="float" office:value="0.26" calcext:value-type="float">
            <text:p>0.2600</text:p>
          </table:table-cell>
          <table:table-cell table:formula="of:=RANDBETWEEN(-[.$C$8]*[.D18]*100;[.$C$8]*[.D18]*100)/100" office:value-type="float" office:value="-0.06" calcext:value-type="float">
            <text:p>-0.0600</text:p>
          </table:table-cell>
          <table:table-cell table:formula="of:=[.D18]+[.E18]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office:value-type="float" office:value="-1" calcext:value-type="float">
            <text:p>-1.0000</text:p>
          </table:table-cell>
          <table:table-cell table:formula="of:=[.$C$5]*[.B19]^2+[.$C$6]*[.C19]^2+[.$C$7]*[.B19]*[.C19]" office:value-type="float" office:value="1" calcext:value-type="float">
            <text:p>1.0000</text:p>
          </table:table-cell>
          <table:table-cell table:formula="of:=RANDBETWEEN(-[.$C$8]*[.D19]*100;[.$C$8]*[.D19]*100)/100" office:value-type="float" office:value="0.02" calcext:value-type="float">
            <text:p>0.0200</text:p>
          </table:table-cell>
          <table:table-cell table:formula="of:=[.D19]+[.E19]" office:value-type="float" office:value="1.02" calcext:value-type="float">
            <text:p>1.0200</text:p>
          </table:table-cell>
        </table:table-row>
        <table:table-row table:style-name="ro1">
          <table:table-cell/>
          <table:table-cell office:value-type="float" office:value="2" calcext:value-type="float">
            <text:p>2.0000</text:p>
          </table:table-cell>
          <table:table-cell office:value-type="float" office:value="-1" calcext:value-type="float">
            <text:p>-1.0000</text:p>
          </table:table-cell>
          <table:table-cell table:formula="of:=[.$C$5]*[.B20]^2+[.$C$6]*[.C20]^2+[.$C$7]*[.B20]*[.C20]" office:value-type="float" office:value="2.26" calcext:value-type="float">
            <text:p>2.2600</text:p>
          </table:table-cell>
          <table:table-cell table:formula="of:=RANDBETWEEN(-[.$C$8]*[.D20]*100;[.$C$8]*[.D20]*100)/100" office:value-type="float" office:value="0.11" calcext:value-type="float">
            <text:p>0.1100</text:p>
          </table:table-cell>
          <table:table-cell table:formula="of:=[.D20]+[.E20]" office:value-type="float" office:value="2.37" calcext:value-type="float">
            <text:p>2.3700</text:p>
          </table:table-cell>
        </table:table-row>
        <table:table-row table:style-name="ro1">
          <table:table-cell/>
          <table:table-cell office:value-type="float" office:value="-2" calcext:value-type="float">
            <text:p>-2.0000</text:p>
          </table:table-cell>
          <table:table-cell office:value-type="float" office:value="0" calcext:value-type="float">
            <text:p>0.0000</text:p>
          </table:table-cell>
          <table:table-cell table:formula="of:=[.$C$5]*[.B21]^2+[.$C$6]*[.C21]^2+[.$C$7]*[.B21]*[.C21]" office:value-type="float" office:value="1.04" calcext:value-type="float">
            <text:p>1.0400</text:p>
          </table:table-cell>
          <table:table-cell table:formula="of:=RANDBETWEEN(-[.$C$8]*[.D21]*100;[.$C$8]*[.D21]*100)/100" office:value-type="float" office:value="-0.07" calcext:value-type="float">
            <text:p>-0.0700</text:p>
          </table:table-cell>
          <table:table-cell table:formula="of:=[.D21]+[.E21]" office:value-type="float" office:value="0.97" calcext:value-type="float">
            <text:p>0.9700</text:p>
          </table:table-cell>
        </table:table-row>
        <table:table-row table:style-name="ro1">
          <table:table-cell/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formula="of:=[.$C$5]*[.B22]^2+[.$C$6]*[.C22]^2+[.$C$7]*[.B22]*[.C22]" office:value-type="float" office:value="0.26" calcext:value-type="float">
            <text:p>0.2600</text:p>
          </table:table-cell>
          <table:table-cell table:formula="of:=RANDBETWEEN(-[.$C$8]*[.D22]*100;[.$C$8]*[.D22]*100)/100" office:value-type="float" office:value="0.03" calcext:value-type="float">
            <text:p>0.0300</text:p>
          </table:table-cell>
          <table:table-cell table:formula="of:=[.D22]+[.E22]" office:value-type="float" office:value="0.29" calcext:value-type="float">
            <text:p>0.29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table:formula="of:=[.$C$5]*[.B23]^2+[.$C$6]*[.C23]^2+[.$C$7]*[.B23]*[.C23]" office:value-type="float" office:value="0" calcext:value-type="float">
            <text:p>0.0000</text:p>
          </table:table-cell>
          <table:table-cell table:formula="of:=RANDBETWEEN(-[.$C$8]*[.D23]*100;[.$C$8]*[.D23]*100)/100" office:value-type="float" office:value="0" calcext:value-type="float">
            <text:p>0.0000</text:p>
          </table:table-cell>
          <table:table-cell table:formula="of:=[.D23]+[.E23]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formula="of:=[.$C$5]*[.B24]^2+[.$C$6]*[.C24]^2+[.$C$7]*[.B24]*[.C24]" office:value-type="float" office:value="0.26" calcext:value-type="float">
            <text:p>0.2600</text:p>
          </table:table-cell>
          <table:table-cell table:formula="of:=RANDBETWEEN(-[.$C$8]*[.D24]*100;[.$C$8]*[.D24]*100)/100" office:value-type="float" office:value="-0.06" calcext:value-type="float">
            <text:p>-0.0600</text:p>
          </table:table-cell>
          <table:table-cell table:formula="of:=[.D24]+[.E24]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float" office:value="2" calcext:value-type="float">
            <text:p>2.0000</text:p>
          </table:table-cell>
          <table:table-cell office:value-type="float" office:value="0" calcext:value-type="float">
            <text:p>0.0000</text:p>
          </table:table-cell>
          <table:table-cell table:formula="of:=[.$C$5]*[.B25]^2+[.$C$6]*[.C25]^2+[.$C$7]*[.B25]*[.C25]" office:value-type="float" office:value="1.04" calcext:value-type="float">
            <text:p>1.0400</text:p>
          </table:table-cell>
          <table:table-cell table:formula="of:=RANDBETWEEN(-[.$C$8]*[.D25]*100;[.$C$8]*[.D25]*100)/100" office:value-type="float" office:value="-0.07" calcext:value-type="float">
            <text:p>-0.0700</text:p>
          </table:table-cell>
          <table:table-cell table:formula="of:=[.D25]+[.E25]" office:value-type="float" office:value="0.97" calcext:value-type="float">
            <text:p>0.9700</text:p>
          </table:table-cell>
        </table:table-row>
        <table:table-row table:style-name="ro1">
          <table:table-cell/>
          <table:table-cell office:value-type="float" office:value="-2" calcext:value-type="float">
            <text:p>-2.0000</text:p>
          </table:table-cell>
          <table:table-cell office:value-type="float" office:value="1" calcext:value-type="float">
            <text:p>1.0000</text:p>
          </table:table-cell>
          <table:table-cell table:formula="of:=[.$C$5]*[.B26]^2+[.$C$6]*[.C26]^2+[.$C$7]*[.B26]*[.C26]" office:value-type="float" office:value="2.26" calcext:value-type="float">
            <text:p>2.2600</text:p>
          </table:table-cell>
          <table:table-cell table:formula="of:=RANDBETWEEN(-[.$C$8]*[.D26]*100;[.$C$8]*[.D26]*100)/100" office:value-type="float" office:value="0.33" calcext:value-type="float">
            <text:p>0.3300</text:p>
          </table:table-cell>
          <table:table-cell table:formula="of:=[.D26]+[.E26]" office:value-type="float" office:value="2.59" calcext:value-type="float">
            <text:p>2.5900</text:p>
          </table:table-cell>
        </table:table-row>
        <table:table-row table:style-name="ro1">
          <table:table-cell/>
          <table:table-cell office:value-type="float" office:value="-1" calcext:value-type="float">
            <text:p>-1.0000</text:p>
          </table:table-cell>
          <table:table-cell office:value-type="float" office:value="1" calcext:value-type="float">
            <text:p>1.0000</text:p>
          </table:table-cell>
          <table:table-cell table:formula="of:=[.$C$5]*[.B27]^2+[.$C$6]*[.C27]^2+[.$C$7]*[.B27]*[.C27]" office:value-type="float" office:value="1" calcext:value-type="float">
            <text:p>1.0000</text:p>
          </table:table-cell>
          <table:table-cell table:formula="of:=RANDBETWEEN(-[.$C$8]*[.D27]*100;[.$C$8]*[.D27]*100)/100" office:value-type="float" office:value="-0.02" calcext:value-type="float">
            <text:p>-0.0200</text:p>
          </table:table-cell>
          <table:table-cell table:formula="of:=[.D27]+[.E27]" office:value-type="float" office:value="0.98" calcext:value-type="float">
            <text:p>0.9800</text:p>
          </table:table-cell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formula="of:=[.$C$5]*[.B28]^2+[.$C$6]*[.C28]^2+[.$C$7]*[.B28]*[.C28]" office:value-type="float" office:value="0.26" calcext:value-type="float">
            <text:p>0.2600</text:p>
          </table:table-cell>
          <table:table-cell table:formula="of:=RANDBETWEEN(-[.$C$8]*[.D28]*100;[.$C$8]*[.D28]*100)/100" office:value-type="float" office:value="0.04" calcext:value-type="float">
            <text:p>0.0400</text:p>
          </table:table-cell>
          <table:table-cell table:formula="of:=[.D28]+[.E28]" office:value-type="float" office:value="0.3" calcext:value-type="float">
            <text:p>0.300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.0000</text:p>
          </table:table-cell>
          <table:table-cell table:formula="of:=[.$C$5]*[.B29]^2+[.$C$6]*[.C29]^2+[.$C$7]*[.B29]*[.C29]" office:value-type="float" office:value="0.04" calcext:value-type="float">
            <text:p>0.0400</text:p>
          </table:table-cell>
          <table:table-cell table:formula="of:=RANDBETWEEN(-[.$C$8]*[.D29]*100;[.$C$8]*[.D29]*100)/100" office:value-type="float" office:value="-0.01" calcext:value-type="float">
            <text:p>-0.0100</text:p>
          </table:table-cell>
          <table:table-cell table:formula="of:=[.D29]+[.E29]" office:value-type="float" office:value="0.03" calcext:value-type="float">
            <text:p>0.0300</text:p>
          </table:table-cell>
        </table:table-row>
        <table:table-row table:style-name="ro1">
          <table:table-cell/>
          <table:table-cell office:value-type="float" office:value="2" calcext:value-type="float">
            <text:p>2.0000</text:p>
          </table:table-cell>
          <table:table-cell office:value-type="float" office:value="1" calcext:value-type="float">
            <text:p>1.0000</text:p>
          </table:table-cell>
          <table:table-cell table:formula="of:=[.$C$5]*[.B30]^2+[.$C$6]*[.C30]^2+[.$C$7]*[.B30]*[.C30]" office:value-type="float" office:value="0.34" calcext:value-type="float">
            <text:p>0.3400</text:p>
          </table:table-cell>
          <table:table-cell table:formula="of:=RANDBETWEEN(-[.$C$8]*[.D30]*100;[.$C$8]*[.D30]*100)/100" office:value-type="float" office:value="0.02" calcext:value-type="float">
            <text:p>0.0200</text:p>
          </table:table-cell>
          <table:table-cell table:formula="of:=[.D30]+[.E30]" office:value-type="float" office:value="0.36" calcext:value-type="float">
            <text:p>0.3600</text:p>
          </table:table-cell>
        </table:table-row>
        <table:table-row table:style-name="ro1">
          <table:table-cell/>
          <table:table-cell office:value-type="float" office:value="-2" calcext:value-type="float">
            <text:p>-2.0000</text:p>
          </table:table-cell>
          <table:table-cell office:value-type="float" office:value="2" calcext:value-type="float">
            <text:p>2.0000</text:p>
          </table:table-cell>
          <table:table-cell table:formula="of:=[.$C$5]*[.B31]^2+[.$C$6]*[.C31]^2+[.$C$7]*[.B31]*[.C31]" office:value-type="float" office:value="4" calcext:value-type="float">
            <text:p>4.0000</text:p>
          </table:table-cell>
          <table:table-cell table:formula="of:=RANDBETWEEN(-[.$C$8]*[.D31]*100;[.$C$8]*[.D31]*100)/100" office:value-type="float" office:value="0.75" calcext:value-type="float">
            <text:p>0.7500</text:p>
          </table:table-cell>
          <table:table-cell table:formula="of:=[.D31]+[.E31]" office:value-type="float" office:value="4.75" calcext:value-type="float">
            <text:p>4.7500</text:p>
          </table:table-cell>
        </table:table-row>
        <table:table-row table:style-name="ro1">
          <table:table-cell/>
          <table:table-cell office:value-type="float" office:value="-1" calcext:value-type="float">
            <text:p>-1.0000</text:p>
          </table:table-cell>
          <table:table-cell office:value-type="float" office:value="2" calcext:value-type="float">
            <text:p>2.0000</text:p>
          </table:table-cell>
          <table:table-cell table:formula="of:=[.$C$5]*[.B32]^2+[.$C$6]*[.C32]^2+[.$C$7]*[.B32]*[.C32]" office:value-type="float" office:value="2.26" calcext:value-type="float">
            <text:p>2.2600</text:p>
          </table:table-cell>
          <table:table-cell table:formula="of:=RANDBETWEEN(-[.$C$8]*[.D32]*100;[.$C$8]*[.D32]*100)/100" office:value-type="float" office:value="0.3" calcext:value-type="float">
            <text:p>0.3000</text:p>
          </table:table-cell>
          <table:table-cell table:formula="of:=[.D32]+[.E32]" office:value-type="float" office:value="2.56" calcext:value-type="float">
            <text:p>2.5600</text:p>
          </table:table-cell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.0000</text:p>
          </table:table-cell>
          <table:table-cell table:formula="of:=[.$C$5]*[.B33]^2+[.$C$6]*[.C33]^2+[.$C$7]*[.B33]*[.C33]" office:value-type="float" office:value="1.04" calcext:value-type="float">
            <text:p>1.0400</text:p>
          </table:table-cell>
          <table:table-cell table:formula="of:=RANDBETWEEN(-[.$C$8]*[.D33]*100;[.$C$8]*[.D33]*100)/100" office:value-type="float" office:value="0.13" calcext:value-type="float">
            <text:p>0.1300</text:p>
          </table:table-cell>
          <table:table-cell table:formula="of:=[.D33]+[.E33]" office:value-type="float" office:value="1.17" calcext:value-type="float">
            <text:p>1.1700</text:p>
          </table:table-cell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office:value-type="float" office:value="2" calcext:value-type="float">
            <text:p>2.0000</text:p>
          </table:table-cell>
          <table:table-cell table:formula="of:=[.$C$5]*[.B34]^2+[.$C$6]*[.C34]^2+[.$C$7]*[.B34]*[.C34]" office:value-type="float" office:value="0.34" calcext:value-type="float">
            <text:p>0.3400</text:p>
          </table:table-cell>
          <table:table-cell table:formula="of:=RANDBETWEEN(-[.$C$8]*[.D34]*100;[.$C$8]*[.D34]*100)/100" office:value-type="float" office:value="-0.05" calcext:value-type="float">
            <text:p>-0.0500</text:p>
          </table:table-cell>
          <table:table-cell table:formula="of:=[.D34]+[.E34]" office:value-type="float" office:value="0.29" calcext:value-type="float">
            <text:p>0.2900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.0000</text:p>
          </table:table-cell>
          <table:table-cell table:formula="of:=[.$C$5]*[.B35]^2+[.$C$6]*[.C35]^2+[.$C$7]*[.B35]*[.C35]" office:value-type="float" office:value="0.16" calcext:value-type="float">
            <text:p>0.1600</text:p>
          </table:table-cell>
          <table:table-cell table:formula="of:=RANDBETWEEN(-[.$C$8]*[.D35]*100;[.$C$8]*[.D35]*100)/100" office:value-type="float" office:value="0.04" calcext:value-type="float">
            <text:p>0.0400</text:p>
          </table:table-cell>
          <table:table-cell table:formula="of:=[.D35]+[.E35]" office:value-type="float" office:value="0.2" calcext:value-type="float">
            <text:p>0.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7:33:41.880365065</meta:creation-date>
    <dc:date>2018-12-14T17:48:05.398089178</dc:date>
    <meta:editing-duration>PT4M13S</meta:editing-duration>
    <meta:editing-cycles>2</meta:editing-cycles>
    <meta:generator>LibreOffice/5.1.6.2$Linux_X86_64 LibreOffice_project/10m0$Build-2</meta:generator>
    <meta:document-statistic meta:table-count="1" meta:cell-count="139" meta:object-count="0"/>
  </office:meta>
</office:document-meta>
</file>